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7dab" officeooo:paragraph-rsid="00067d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/text:p>
      <text:p text:style-name="P1">Xml to Annotation full video</text:p>
      <text:p text:style-name="Standard"/>
      <text:p text:style-name="Standard"><text:a xlink:type="simple" xlink:href="https://www.youtube.com/watch?v=x_-Tx6OFYLg" text:style-name="Internet_20_link" text:visited-style-name="Visited_20_Internet_20_Link">https://www.youtube.com/watch?v=x_-Tx6OFYLg</text:a> 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07:58:10.574000000</meta:creation-date>
    <dc:date>2019-11-17T08:41:46.608000000</dc:date>
    <meta:editing-duration>P2DT10H7M13S</meta:editing-duration>
    <meta:editing-cycles>2</meta:editing-cycles>
    <meta:generator>Neat_Office/6.2.8.2$Windows_x86 LibreOffice_project/</meta:generator>
    <meta:document-statistic meta:table-count="0" meta:image-count="0" meta:object-count="0" meta:page-count="1" meta:paragraph-count="3" meta:word-count="6" meta:character-count="74" meta:non-whitespace-character-count="67"/>
  </office:meta>
</office:document-meta>
</file>